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normal" officeooo:rsid="0093fb75" officeooo:paragraph-rsid="0093fb75" style:font-weight-asian="normal" style:font-weight-complex="normal"/>
    </style:style>
    <style:style style:name="P3" style:family="paragraph" style:parent-style-name="Standard">
      <style:text-properties style:text-underline-style="none" fo:font-weight="normal" officeooo:paragraph-rsid="0095baec" style:font-weight-asian="normal" style:font-weight-complex="normal"/>
    </style:style>
    <style:style style:name="P4" style:family="paragraph" style:parent-style-name="Standard">
      <style:text-properties style:text-underline-style="none" fo:font-weight="normal" officeooo:rsid="009839a6" officeooo:paragraph-rsid="009839a6" style:font-weight-asian="normal"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line-height="100%"/>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100%"/>
      <style:text-properties style:text-underline-style="solid" style:text-underline-width="auto" style:text-underline-color="font-color" fo:font-weight="bold" officeooo:paragraph-rsid="0072e9d7" style:font-weight-asian="bold" style:font-weight-complex="bold"/>
    </style:style>
    <style:style style:name="P9" style:family="paragraph" style:parent-style-name="Standard">
      <style:paragraph-properties fo:line-height="100%"/>
      <style:text-properties style:text-underline-style="solid" style:text-underline-width="auto" style:text-underline-color="font-color" fo:font-weight="bold" officeooo:paragraph-rsid="007ff2dd" style:font-weight-asian="bold" style:font-weight-complex="bold"/>
    </style:style>
    <style:style style:name="P10" style:family="paragraph" style:parent-style-name="Standard">
      <style:paragraph-properties fo:line-height="100%"/>
      <style:text-properties style:text-underline-style="solid" style:text-underline-width="auto" style:text-underline-color="font-color" fo:font-weight="bold" officeooo:paragraph-rsid="00863abe" style:font-weight-asian="bold" style:font-weight-complex="bold"/>
    </style:style>
    <style:style style:name="P11" style:family="paragraph" style:parent-style-name="Standard">
      <style:paragraph-properties fo:line-height="100%"/>
      <style:text-properties style:text-underline-style="solid" style:text-underline-width="auto" style:text-underline-color="font-color" fo:font-weight="bold" officeooo:paragraph-rsid="00877001" style:font-weight-asian="bold" style:font-weight-complex="bold"/>
    </style:style>
    <style:style style:name="P12" style:family="paragraph" style:parent-style-name="Standard">
      <style:paragraph-properties fo:line-height="100%"/>
    </style:style>
    <style:style style:name="P13" style:family="paragraph" style:parent-style-name="Standard">
      <style:text-properties officeooo:paragraph-rsid="0066a043"/>
    </style:style>
    <style:style style:name="P14" style:family="paragraph" style:parent-style-name="Standard">
      <style:text-properties officeooo:paragraph-rsid="006b307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66a043" style:font-weight-asian="normal" style:font-weight-complex="normal"/>
    </style:style>
    <style:style style:name="T3" style:family="text">
      <style:text-properties style:text-underline-style="none" fo:font-weight="normal" officeooo:rsid="0066d062" style:font-weight-asian="normal" style:font-weight-complex="normal"/>
    </style:style>
    <style:style style:name="T4" style:family="text">
      <style:text-properties style:text-underline-style="none" fo:font-weight="normal" officeooo:rsid="00675c69" style:font-weight-asian="normal" style:font-weight-complex="normal"/>
    </style:style>
    <style:style style:name="T5" style:family="text">
      <style:text-properties style:text-underline-style="none" fo:font-weight="normal" officeooo:rsid="006b307d" style:font-weight-asian="normal" style:font-weight-complex="normal"/>
    </style:style>
    <style:style style:name="T6" style:family="text">
      <style:text-properties style:text-underline-style="none" fo:font-weight="normal" officeooo:rsid="006dd445" style:font-weight-asian="normal" style:font-weight-complex="normal"/>
    </style:style>
    <style:style style:name="T7" style:family="text">
      <style:text-properties style:text-underline-style="none" fo:font-weight="normal" officeooo:rsid="006fbba8" style:font-weight-asian="normal" style:font-weight-complex="normal"/>
    </style:style>
    <style:style style:name="T8" style:family="text">
      <style:text-properties style:text-underline-style="none" fo:font-weight="normal" officeooo:rsid="0072e9d7" style:font-weight-asian="normal" style:font-weight-complex="normal"/>
    </style:style>
    <style:style style:name="T9" style:family="text">
      <style:text-properties style:text-underline-style="none" fo:font-weight="normal" officeooo:rsid="007ff2dd" style:font-weight-asian="normal" style:font-weight-complex="normal"/>
    </style:style>
    <style:style style:name="T10" style:family="text">
      <style:text-properties style:text-underline-style="none" fo:font-weight="normal" officeooo:rsid="00841155" style:font-weight-asian="normal" style:font-weight-complex="normal"/>
    </style:style>
    <style:style style:name="T11" style:family="text">
      <style:text-properties style:text-underline-style="none" fo:font-weight="normal" officeooo:rsid="00863abe" style:font-weight-asian="normal" style:font-weight-complex="normal"/>
    </style:style>
    <style:style style:name="T12" style:family="text">
      <style:text-properties style:text-underline-style="none" fo:font-weight="normal" officeooo:rsid="00877001" style:font-weight-asian="normal" style:font-weight-complex="normal"/>
    </style:style>
    <style:style style:name="T13" style:family="text">
      <style:text-properties style:text-underline-style="none" fo:font-weight="normal" officeooo:rsid="008aeb4c" style:font-weight-asian="normal" style:font-weight-complex="normal"/>
    </style:style>
    <style:style style:name="T14" style:family="text">
      <style:text-properties style:text-underline-style="none" fo:font-weight="normal" officeooo:rsid="008d94e5" style:font-weight-asian="normal" style:font-weight-complex="normal"/>
    </style:style>
    <style:style style:name="T15" style:family="text">
      <style:text-properties style:text-underline-style="none" fo:font-weight="normal" officeooo:rsid="008ed81a" style:font-weight-asian="normal" style:font-weight-complex="normal"/>
    </style:style>
    <style:style style:name="T16" style:family="text">
      <style:text-properties style:text-underline-style="none" fo:font-weight="normal" officeooo:rsid="00912fdf" style:font-weight-asian="normal" style:font-weight-complex="normal"/>
    </style:style>
    <style:style style:name="T17" style:family="text">
      <style:text-properties officeooo:rsid="00628427"/>
    </style:style>
    <style:style style:name="T18" style:family="text">
      <style:text-properties officeooo:rsid="0066a043"/>
    </style:style>
    <style:style style:name="T19" style:family="text">
      <style:text-properties officeooo:rsid="0095baec"/>
    </style:style>
    <style:style style:name="T20" style:family="text">
      <style:text-properties officeooo:rsid="009839a6"/>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tab/></text:p>
      <text:p text:style-name="P1"/>
      <text:p text:style-name="P6"><text:span text:style-name="T17">2a. </text:span>Why is it incumbent on employers of cybersecurity personnel to vet prospective employees more thoroughly than in non-security positions?</text:p>
      <text:p text:style-name="P5"/>
      <text:p text:style-name="P13"><text:span text:style-name="T2"><text:tab/>Due to the critical nature of cybersecurity, employers must vet prospective employees more thoroughly </text:span><text:span text:style-name="T3">than non-security positions. There</text:span><text:span text:style-name="T2"> is a greater risk </text:span><text:span text:style-name="T3">of insider threat when</text:span><text:span text:style-name="T2"> not properly vetting prospective employees. </text:span><text:span text:style-name="T3">Damage from this insider threat can be done intentionally or unintentionally. Examples of this can be releasing sensitive data, compromising systems, or creating vulnerabilities. The consequences of a breach can be far reaching, </text:span><text:span text:style-name="T4">this can be loss of revenue, legal issues, or even physical danger to employees</text:span><text:span text:style-name="T3">. That is why it is incumbent upon employers to vet strong cybersecurity personnel that are trustworthy and qualified to perform their job.</text:span></text:p>
      <text:p text:style-name="P6"/>
      <text:p text:style-name="P6">2b.To what extent should the workplace peruse applicants through social media sites? (i.e. Facebook, LinkedIn). At what point is the prospective employer invading the privacy of an applicant? </text:p>
      <text:p text:style-name="P6"/>
      <text:p text:style-name="P14"><text:span text:style-name="T5"><text:tab/></text:span><text:span text:style-name="T6">T</text:span><text:span text:style-name="T5">he extent a workplace should pursue applicants through social media sites is a fine line between employers needs and the applicants rights and privacy. Employers should be transparent about any social media screening and obtain consent from applicants before performing any searches. Its true that social media can provide valuable</text:span><text:span text:style-name="T5"> insights to a applicants background and character, but this can infringe on their privacy on sensitive subjects such as religion, sexual orientation, </text:span><text:span text:style-name="T7">and</text:span><text:span text:style-name="T5"> political views. By following best practices such as being transparent with screenings and asking for consent, <text:s/>employers can reduce the risk of invading privacy while simultaneously gaining valuable insights on the prospective employee. </text:span></text:p>
      <text:p text:style-name="P14"><text:span text:style-name="T5"/></text:p>
      <text:p text:style-name="P6">2c.Define in your own words ongoing training and compare it with in-service training.</text:p>
      <text:p text:style-name="P6">Express a plan for ongoing and in-service training for the following stakeholders –</text:p>
      <text:p text:style-name="P6"/>
      <text:p text:style-name="P6"/>
      <text:p text:style-name="Standard"><text:span text:style-name="T1"><text:tab/></text:span><text:span text:style-name="T8">Ongoing training is continuous education to keep up with the changing technologies and industries. This education prepares for future trends while in-service training is more of on the job training. In-service is the training you are given to complete a particular function within </text:span><text:span text:style-name="T15">an</text:span><text:span text:style-name="T8"> organization. </text:span></text:p>
      <text:p text:style-name="Standard"><text:span text:style-name="T8"/></text:p>
      <text:p text:style-name="P7">Board of Directors<text:span text:style-name="T1">: </text:span></text:p>
      <text:p text:style-name="P12"><text:span text:style-name="T8">Ongoing – </text:span><text:span text:style-name="T9">Should research cybersecurity emerging trends and risks. As well as compliance and legal.</text:span></text:p>
      <text:p text:style-name="P12"><text:span text:style-name="T8">In-Service – </text:span><text:span text:style-name="T9">Should verify that the board is familiar with organizations policies and strategies.</text:span></text:p>
      <text:p text:style-name="P7">Senior Management</text:p>
      <text:p text:style-name="P9"><text:span text:style-name="T8">Ongoing – </text:span><text:span text:style-name="T9">Should research cybersecurity leadership, governance, and planning trends.</text:span></text:p>
      <text:p text:style-name="P8"><text:span text:style-name="T8">In-Service – </text:span><text:span text:style-name="T9">Should verify </text:span><text:span text:style-name="T10">management understands security policies and their importance.</text:span></text:p>
      <text:p text:style-name="P7">Chief Information Security Officer (CISO)</text:p>
      <text:p text:style-name="P10"><text:span text:style-name="T8">Ongoing - <text:s/></text:span><text:span text:style-name="T9">Should research cybersecurity </text:span><text:span text:style-name="T11">technical knowledge and skills along with leadership and communications skills.</text:span></text:p>
      <text:p text:style-name="P8"><text:span text:style-name="T11">I</text:span><text:span text:style-name="T8">n-Service – </text:span><text:span text:style-name="T11">Should verify CISO knows the specific security needs of organization, can effectively manage their team, and respon</text:span><text:span text:style-name="T16">d </text:span><text:span text:style-name="T11">to incidents.</text:span></text:p>
      <text:p text:style-name="P7">IT Management (CIO, IT Director, etc.)</text:p>
      <text:p text:style-name="P8"><text:soft-page-break/><text:span text:style-name="T8">Ongoing – </text:span><text:span text:style-name="T12">Should research technical knowledge and skills as well as project management skills and trends.</text:span></text:p>
      <text:p text:style-name="P8"><text:span text:style-name="T8">In-Service – </text:span><text:span text:style-name="T12">Should verify management is familiar with the organizations policies and can communicate them effectively to their teams.</text:span></text:p>
      <text:p text:style-name="P7">Functional Area Management</text:p>
      <text:p text:style-name="P11"><text:span text:style-name="T8">Ongoing - <text:s/></text:span><text:span text:style-name="T12">Should research on trends in their specific area o</text:span><text:span text:style-name="T16">f</text:span><text:span text:style-name="T12"> responsibilities.</text:span></text:p>
      <text:p text:style-name="P11"><text:span text:style-name="T8">In-Service - <text:s/></text:span><text:span text:style-name="T12">Should verify </text:span><text:span text:style-name="T13">functional management understands their roles in enforcing policies.</text:span></text:p>
      <text:p text:style-name="P7">Information Security <text:span text:style-name="T18">P</text:span>ersonnel</text:p>
      <text:p text:style-name="P11"><text:span text:style-name="T8">Ongoing - </text:span><text:span text:style-name="T12">Should research </text:span><text:span text:style-name="T13">technical trends within cybersecurity and incident response.</text:span></text:p>
      <text:p text:style-name="P11"><text:span text:style-name="T8">In-Service - <text:s/></text:span><text:span text:style-name="T12">Should verify </text:span><text:span text:style-name="T13">personnel are familiar with the organizations specific security needs and can effectively perform their duties. </text:span></text:p>
      <text:p text:style-name="P7">End <text:span text:style-name="T18">U</text:span>sers (employees in the organization)</text:p>
      <text:p text:style-name="P11"><text:span text:style-name="T8">Ongoing - </text:span><text:span text:style-name="T12">Should research </text:span><text:span text:style-name="T14">industry security best practices, safe habits, and awareness.</text:span></text:p>
      <text:p text:style-name="P11"><text:span text:style-name="T8">In-Service - </text:span><text:span text:style-name="T12">Should verify </text:span><text:span text:style-name="T14">end users understand the organizations polices and report incidents.</text:span></text:p>
      <text:p text:style-name="P11"><text:span text:style-name="T14"/></text:p>
      <text:p text:style-name="P6"/>
      <text:p text:style-name="P6">2d.Research an academic or industry type article about the effectiveness of cybersecurity training. Briefly summarize in your own words the primary concerns and challenges.</text:p>
      <text:p text:style-name="P6"/>
      <text:p text:style-name="P3"><text:span text:style-name="T19">The article on cybersecurity awareness I found in the ISACA Journal addresses a few concerns and challenges on cybersecurity training </text:span><text:span text:style-name="T20">that I agreed with.</text:span></text:p>
      <text:p text:style-name="P1"/>
      <text:p text:style-name="P2">Lack of Engagement: Often employees find cybersecurity training boring or irrelevant <text:span text:style-name="T19">making it hard to engage and retain knowledge.</text:span></text:p>
      <text:p text:style-name="P2">Limited Resources: <text:span text:style-name="T19">Organizations may not have the resources to develop or implement effective training programs.</text:span></text:p>
      <text:p text:style-name="P2">Lack of Measurement: <text:span text:style-name="T19">It can be difficult to measure the effectiveness of a cybersecurity training program or its effects on employees <text:s/>security behavior. </text:span></text:p>
      <text:p text:style-name="P2"/>
      <text:p text:style-name="P2">https://www.isaca.org/resources/isaca-journal/issues/2022/volume-3/better-cybersecurity-awareness-through-research</text:p>
      <text:p text:style-name="P6"/>
      <text:p text:style-name="P6">Describe the cybersecurity training programs at your organization/workplace.nization)</text:p>
      <text:p text:style-name="P6"/>
      <text:p text:style-name="P4">In my current role at Lockheed Martin there is not only the company based training programs required online, but also government forced online training that needs to be renewed every so often. Sometimes once a year. This is almost always done online although in person classes are available. These courses can cover topics such as phishing, malware, handling sensitive data, incident response, and data protec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3T21:49:12.628620362</meta:creation-date>
    <dc:date>2023-03-22T21:16:17.646861387</dc:date>
    <meta:editing-duration>P1DT21H43M46S</meta:editing-duration>
    <meta:editing-cycles>65</meta:editing-cycles>
    <meta:generator>LibreOffice/6.4.7.2$Linux_X86_64 LibreOffice_project/40$Build-2</meta:generator>
    <meta:document-statistic meta:table-count="0" meta:image-count="0" meta:object-count="0" meta:page-count="2" meta:paragraph-count="37" meta:word-count="724" meta:character-count="5199" meta:non-whitespace-character-count="4487"/>
  </office:meta>
</office:document-meta>
</file>